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Hyperlink" style:data-style-name="N0">
      <style:table-cell-properties fo:background-color="transparent"/>
      <style:text-properties fo:color="#0563C1" style:text-underline-style="solid" style:text-underline-type="single"/>
    </style:style>
    <style:style style:name="ce7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7.064375cm" style:use-optimal-column-width="true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6.801041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number-columns-repeated="16381" table:default-cell-style-name="ce5"/>
        <table:table-row table:style-name="ro1">
          <table:table-cell office:value-type="string" table:style-name="ce2">
            <text:p>IMAGE LINK</text:p>
          </table:table-cell>
          <table:table-cell office:value-type="string" table:style-name="ce3">
            <text:p>Checked?</text:p>
          </table:table-cell>
          <table:table-cell office:value-type="string" table:style-name="ce3">
            <text:p>Corrected?</text:p>
          </table:table-cell>
          <table:table-cell office:value-type="string" table:style-name="ce3">
            <text:p>Notes: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4">
            <text:p>5thEpisod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ActionMachine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drenix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gathodem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irstrikeMark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lienvsPredator2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lliedMarine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lternate/GibDeath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s correcting at JS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mmoSatche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6">
            <text:p>Amulets&amp;Armor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s correcting at JS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nachronox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nkhofLif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postas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pprenticeofDSpari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balestotAncie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chonofHe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morSe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xFatalis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SMDShockRif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ugmentedArachnotr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abyCacodem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akersLegacy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aphometsEy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eyes -&gt; baphometseyes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achUmbrella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rename from Umbrella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headedKamikaz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ioSphe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ackandGreenTexture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1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2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Ghos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lustSphe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yChai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ookoftheDea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ootsoftheNorth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acersofForc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onzeLigh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P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lletKi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rningCorpse(Doom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rningCorpse(Hexen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tcher(Gun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colanter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cti(slim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ctu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ge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gesTexturePackVol2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ellKi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eramicPotter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andelier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asm-TheRiftBeta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asm-TheRift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eshireCacodem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icke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ind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laymoreMi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lockTowerBe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loud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omputerMachi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reTentac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ounterstrike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owSkul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rimsonBanne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rusadersOfMight&amp;Magic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ultoftheSerpentStaff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yClone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ggerfallSkelet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ggerfall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ikatana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mageandLowHealthEffec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is a jpg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arkBas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rkForce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BIGFONTPlai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ad/SwampTre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 to change JSON!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adCorvu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constructIndustrial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monicDro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monicPowerDow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scentI&amp;II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 to change JSON!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vastato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viationLaunc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vilWorm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oge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isciple(withmelee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25SS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oom3BloodDeca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3Keycard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64Ligh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64TextureVaria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64Torch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PotpourriTex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RPGGhou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SmallfontSqua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oomTerrainSplash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TexturesforDoomII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ubleBladedChainsa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rDoctor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alBarrelLaserRif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3D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Atomic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Sm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sk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goSmasher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Ember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EmeraldAmulet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EnemyDollsPack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Enforcer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EnhancedCacodemon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EnlighteningBig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EnlighteningSmall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ErraticTexturePack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EternalDoomResourc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plosionsnStuff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plosiveSuperShotgu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ate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inalDoomTextur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IREBLUTorch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irePillars(Doom)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irePillars(Hexen)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irePillars(Strife)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ireSerpent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istsofFury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lareGu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leshFeastTextur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leshPillar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leshSpaw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loorandCeilingLantern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lyKing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og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ood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oodBarrel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orcefieldLaserbeam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ormerScientistsPack2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ountainofRejuvenatio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reezeRifl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rostFang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usionArachno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ardenTre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argoyleWing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atlingLaser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hostbustersDoomTex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lassTechPillar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oldenFleeceSheep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othic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ray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renadeLauncher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adesElemental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alfCutSoldier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alf-Life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andoftheWraith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eadlessZombieScientist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eavyCarbineZombiema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eavyChaingu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eavyMetalFAKKIITextur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ellBas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ereticIITextures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exenII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exenTree&amp;LeafVariant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conoftheRave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d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dBig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dCondensed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dShadowed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DTex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dUpper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dUpperBold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KPack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mpalerCrossbow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mprovedDBigFont+Variant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PursuitofGreedTextur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onspray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ronCrossbow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WadBrightmap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Juggernaut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KarasawaZombi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Kingpin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Knif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boratoryGlas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meduke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rgeBloodContainer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serArena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va&amp;MudGolem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vaball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vaFlow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egendoftheSevenPaladin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ightColumnVariation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imestoneCaveFormation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iquidFountain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ordofHeresy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ycanthrop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60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chineGu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chinegunZombiema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geslayerTextures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gicalDron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gicSparkl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gnetSaw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lice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pDevelopmentTextur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rbleColumn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rineCorps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rineSupply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rs3DTextur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skofTerror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xPayneTextur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edievalTextur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ementwoBig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ementwoSmall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inecraftia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inigu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iniplicity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onsterHead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ortiser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ysteriesotSithTex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ailborg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ailborgCommando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ailGu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ecrodomeBarrel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ecrodomeRock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ightmareAnimations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ightmare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MNCorpVol1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MNCorpVol2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ir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ughtPointFour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uclearMissileLauncher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gro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ilBarrel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tlaws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lmtrees(burntstumps)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lmtre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tchedUpTextur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ntacleofProjectio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ipeBomb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lasmaBeam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lasmaGu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lasmaRepeater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tionofFireResistanc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tionVariant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werslave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werUpRingSpawner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SXFireSki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syren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ump-ActionShotgu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ad-ShotgunZombi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ake2Small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akeIIChaingu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akeIII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akeII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akeI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iverTextur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adix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ainSimpl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coloredDoom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dneckRampageTextur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turnToCastleWolfensteinTextur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volver(PS)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ingofRegeneratio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ingoftheOwl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iotNerveGasLauncher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iseoftheTriad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ocketPil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ocketZombi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ocketZombieII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omerosDoomDumpGor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ailorScout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awedOff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cepterofSoul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creamsScreamsScream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crollofHellfir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aweed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ekerBazooka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hadowCasterTextur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hadowWarrior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harkwithLaser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hellKit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hirtlessBeheadedMarin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ide-By-SideShotgu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ilver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implyUnreal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ingleBarrelShotgu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inisterMachin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kullCandl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mallBloodContainer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malltrees&amp;bushe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MG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ldierOfFortun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lidSnakeBig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lidSnakeSmall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ulSpawner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parkleSpawner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park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PAS-12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pellBinder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ainedGlassWindow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alagmitesandStalactit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arTrekEliteForceTex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atusReport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atusReportBig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eam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rifeBloodyColumns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rongholdPowerPad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uperShield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uperShotgun(KDiZD)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ystemShock2Texture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ystemShockTexturePack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alismanoftheDepth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echGizmo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eeveeGold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ekWarTexturePack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eleportSmokeSpawner.png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4">
            <text:p>TeslaCannon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heCircleTexturePack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hunderFX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hunderPortal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oilet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omeoftheForsaken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omeoftheUnholy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ooMuchBrownTexturePack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orchVariation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ormentstein3D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orturedBaron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berMinigun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ndeadKnight(dualaxe)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nderwaterBubble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ndyingTexture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nmaker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nmakerZombie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sefulDoomEdit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sefulFlatsTexturePack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TNTPyro-Cannon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zi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ariousDoomKey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WallTorche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WandofEmber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WarlordofHell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inchesterYellowboy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ind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itchaven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olfensteinGor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olfHowl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raith(D3)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XtraLites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YellowLamp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Doom2012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Doom2012Big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Doom2012Upper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ombieHenchma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ombiemanRifl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ombiePlasmaScientist.png</text:p>
          </table:table-cell>
          <table:table-cell table:number-columns-repeated="16383"/>
        </table:table-row>
        <table:table-row table:number-rows-repeated="1048225" table:style-name="ro1">
          <table:table-cell table:number-columns-repeated="16384"/>
        </table:table-row>
      </table:table>
      <table:table table:name="Sheet2" table:style-name="ta2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1">
            <text:p>https://github.com/smeghammer/r_mirror/raw/master/_num/5thEpisod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lternate/GibDeaths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smeghammer/r_mirror/raw/master/a/Anachrono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SMDShock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utoShot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akersLegacy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aphometsEy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loodGhos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loodyChai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RP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utcher(Gun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hasm-TheRift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hicke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laymoreMin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arkBas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ead/SwampTre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in JSON o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d/Doom25SS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64Ligh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64Torc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Potpourri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TexturesforDoomII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ualBarrelLaser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e/EternalDoomResourc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rePillars(Doom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rePillars(Hexen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stsofFury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g/GatlingLas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g/Gray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h/HeavyChain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T heavy machinegun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h/HellBas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h/HexenTree&amp;LeafVarian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i/IDTe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m/MagicSpark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alic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axPayne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ysteriesotSith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n/NightmareAnimations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n/Nightmar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slav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Stim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UpRing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SXFireSki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syre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ump-ActionShot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d-ShotgunZombi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2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Chain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iver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adi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ainSimp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coloredDoom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turnToCastleWolfenstein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volver(PS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ngofRegenerati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otNerveGasLaunch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seoftheTriad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cketPi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cketZombieII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merosDoomDumpGor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creamsScreamsScream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crollofHellfir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eawee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adowWarrio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arkwithLas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https://github.com/smeghammer/r_mirror/raw/master/s/ShellKi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irtlessBeheadedMarin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ilve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kullCand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mallBloodContain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malltrees&amp;bus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olidSnake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oul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parkle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park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quirre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https://github.com/smeghammer/r_mirror/raw/master/s/StainedGlassWindow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lagmitesandStalactit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rTrekEliteForce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rvingRa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tusRepor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tusReportBi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rongholdPowerPa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upplyBox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ystemShock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ekWa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<text:a xlink:href="https://github.com/smeghammer/r_mirror/raw/master/t/TeleportSmokeSpawner.zip">https://github.com/smeghammer/r_mirror/raw/master/t/TeleportSmokeSpawner.zip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hunderFX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meoftheForsake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oMuchBrow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rchVariatio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rmentstein3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rashCa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u/UACSniper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u/UndeadKnight(dualaxe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ndying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nmakerZombi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<text:a xlink:href="https://github.com/smeghammer/r_mirror/raw/master/u/UsefulDoomEdits.zip">https://github.com/smeghammer/r_mirror/raw/master/u/UsefulDoomEdits.zip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u/UsefulFlats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TNTPyro-Cann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v/VariousDoomKey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llTorc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ndofEmb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rlordofHe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itchave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x/XtraLites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z/ZDoomBi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z/ZombiePlasmaScientis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7"/>
          <table:table-cell table:number-columns-repeated="16383"/>
        </table:table-row>
        <table:table-row table:number-rows-repeated="1048457" table:style-name="ro1">
          <table:table-cell table:number-columns-repeated="16384"/>
        </table:table-row>
      </table:table>
      <table:database-ranges>
        <table:database-range table:target-range-address="Sheet1.A2:Sheet1.A351">
          <table:sort>
            <table:sort-by table:field-number="0"/>
          </table:sort>
        </table:database-range>
        <table:database-range table:target-range-address="Sheet2.A1:Sheet2.D11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Silas Jewitt</meta:initial-creator>
    <dc:creator>Silas Jewitt</dc:creator>
    <meta:creation-date>2021-06-19T19:53:15Z</meta:creation-date>
    <dc:date>2021-06-26T16:53:35Z</dc:date>
    <meta:editing-duration>PT0S</meta:editing-duration>
  </office:meta>
</office:document-meta>
</file>